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 Sans" svg:font-family="'Open Sans', sans-serif"/>
    <style:font-face style:name="Source Serif Pro" svg:font-family="'Source Serif Pro', 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master-page-name="">
      <style:paragraph-properties fo:margin-left="0cm" fo:margin-right="0cm" fo:text-indent="0.847cm" style:auto-text-indent="false" style:page-number="auto"/>
    </style:style>
    <style:style style:name="P2" style:family="paragraph" style:parent-style-name="Text_20_body">
      <style:paragraph-properties fo:margin-left="0cm" fo:margin-right="0cm" fo:margin-top="0cm" fo:margin-bottom="0cm" fo:text-align="start" style:justify-single-word="false" fo:orphans="2" fo:widows="2" fo:text-indent="0cm" style:auto-text-indent="false" fo:padding="0cm" fo:border="none"/>
      <style:text-properties fo:font-variant="normal" fo:text-transform="none" fo:color="#3d464d" style:font-name="Source Serif Pro" fo:font-size="13.5pt" fo:letter-spacing="normal" fo:font-style="normal" fo:font-weight="normal"/>
    </style:style>
    <style:style style:name="P3" style:family="paragraph" style:parent-style-name="Text_20_body">
      <style:paragraph-properties fo:margin-left="0cm" fo:margin-right="0cm" fo:margin-top="0cm" fo:margin-bottom="0cm" style:line-height-at-least="0.82cm" fo:text-align="start" style:justify-single-word="false" fo:text-indent="0cm" style:auto-text-indent="false" fo:padding="0cm" fo:border="none"/>
      <style:text-properties fo:color="#3d464d" style:font-name="Source Serif Pro" fo:font-size="13.5pt"/>
    </style:style>
    <style:style style:name="P4" style:family="paragraph" style:parent-style-name="Text_20_body">
      <style:paragraph-properties fo:margin-left="0cm" fo:margin-right="0cm" fo:margin-top="0cm" fo:margin-bottom="0cm" fo:text-indent="0cm" style:auto-text-indent="false" fo:padding="0cm" fo:border="none"/>
      <style:text-properties fo:font-size="10.5pt"/>
    </style:style>
    <style:style style:name="P5" style:family="paragraph" style:parent-style-name="Text_20_body">
      <style:paragraph-properties fo:margin-left="0cm" fo:margin-right="0cm" fo:text-align="start" style:justify-single-word="false" fo:orphans="2" fo:widows="2" fo:text-indent="0cm" style:auto-text-indent="false" fo:padding="0cm" fo:border="none"/>
      <style:text-properties fo:font-variant="normal" fo:text-transform="none" fo:color="#3d464d" style:font-name="Source Serif Pro" fo:font-size="13.5pt" fo:letter-spacing="normal" fo:font-style="normal" fo:font-weight="normal"/>
    </style:style>
    <style:style style:name="T1" style:family="text">
      <style:text-properties fo:font-variant="normal" fo:text-transform="none" fo:color="#3d464d" style:font-name="Open Sans" fo:font-size="13.5pt" fo:letter-spacing="normal" fo:font-style="normal" fo:font-weight="bold"/>
    </style:style>
    <style:style style:name="T2" style:family="text">
      <style:text-properties fo:font-variant="normal" fo:text-transform="none" fo:color="#3d464d" style:font-name="Source Serif Pro" fo:font-size="13.5pt" fo:letter-spacing="normal"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tab/><text:span text:style-name="T1">Usando Reflection Para Obter Módulos, Tipos e Membros</text:span> </text:p>
      <text:p text:style-name="Standard"/>
      <text:p text:style-name="P2">Lá no Item03, nós aprendemos a utilizar reflection. Reflection é uma palavra em inglês que significa reflexão, ou seja, você olhar no espelho ou olhar para dentro de si mesmo. E é isso que o programa faz quando ele utiliza reflection. Ele olha para dentro de si mesmo e ele descobre quais são os componentes que fazem parte dele mesmo.</text:p>
      <text:p text:style-name="P5">Então, apesar de nós já termos visto algumas coisas lá no Item 03 sobre reflection, sobre descoberta de tipos de assembly, de membros de uma classe, também, nós vamos ver isso mais profundamente aqui agora no Item 05 - Tipos do System.Reflection. Nós vamos explorar melhor os objetos que fazem parte do system reflection.</text:p>
      <text:p text:style-name="P5">Então vamos começar aqui mostrando o modelo. O modelo é uma pasta que existe dentro desse projeto Programa05 e o modelo possui duas classes. Essas duas classes são carrinho cliente e item carrinho. E elas foram copiadas de um outro sistema nosso, um sistema de exemplo de comércio eletrônico.</text:p>
      <text:p text:style-name="P5">Então quando você vai fazer uma compra na internet, você tem uma entidade chamada carrinho, que também é chamada de cesta de compras. E esse carrinho contém itens, que são os itens do carrinho, que são representados pela outra classe item carrinho. Muito bem. Essas duas classes não importa para a gente, não vai importar para a gente como elas funcionam. A gente vai abrir aqui só para dar uma olhada.</text:p>
      <text:p text:style-name="P5">Então são duas classes bastante simples. A primeira classe contém itens de carrinho, a classe carrinho contém os seus itens. E a outra classe item carrinho, vamos abrir aqui, ela possui informações sobre o produto assim como o nome, o id, a quantidade e o preço. Muito bem.</text:p>
      <text:p text:style-name="P5">Então o nosso programa, Programa05, ele contém esse modelo e o que nós vamos fazer aqui é desenvolver um programa que vai descobrir todos os tipos deste mesmo assembly Programa05, e isso vai incluir essas classes do modelo. Nós vamos descobrir essas classes e descobrir os seus membros. Então a gente vai abrir aqui o arquivo Program.cs e lá dentro nós temos as tarefas aqui que já estão determinadas.</text:p>
      <text:p text:style-name="P5">Então as tarefas começam aqui com obter o nome completo do assembly atual. Então nós já vimos como faz para obter o assembly atual, nós declaramos aqui um tipo chamado Assembly. Só que o assembly faz parte de um namespace que nós precisamos importar. Vamos importar com “Ctrl + .”, automaticamente ele vai descobrir que o assembly é “using System.Reflection”. Ele vai importar esse namespace e a gente vai declarar uma variável, vamos chamar de assembly, e ela vai receber o valor que é o assembly atual.</text:p>
      <text:p text:style-name="P5">Nós fazermos isso acessando aqui a classe assembly. E, como nós já vimos antes, nós temos um método para carregar o assembly atual. Vamos pegar o assembly está sendo executado, “GetExecutingAssembly”. Então, esse método vai fazer a carga do assembly, que está rodando. E nós temos que resolver a tarefa 1, que é obter o nome completo do assembly.</text:p>
      <text:p text:style-name="P5">Então, para pegar o nome do assembly, vamos colocar aqui “Console.WriteLine(Nome do assembly:)” e vamos colocar um parâmetro aqui com índice zero, que vai ser “assembly.”, e eu poderia pegar o nome, mas na verdade eu vou pegar o nome completo <text:soft-page-break/>que é aqui o “FullName”. FullName ele vai me trazer todas as informações, não só o nome do assembly, mas também a sua cultura e a sua versão.</text:p>
      <text:p text:style-name="P5">Vamos carregar aqui o FullName, então, e vamos rodar o programa para a gente ver o resultado. Olha só, o nome do assembly. Ele já fechou aqui. Ele fechou, deixa eu ver, é porque eu estou fazendo aqui o ReadKey no console, eu vou fazer a leitura de uma linha para ele não fechar o console quando eu clicar aqui para fazer o zoom. Então vamos colocar “ReadLine” e vou rodar de novo. Agora sim. Nome do assembly Programa05. E o FullName (nome completo) envolve a versão, envolve a cultura do assembly e também a chave pública, o token público, que nosso caso não existe, porque este assembly não foi assinado.</text:p>
      <text:p text:style-name="P5">Nós vimos anteriormente, na outra parte do curso, que é possível assinar um assembly. Então aquela informação só aparece para assemblys que foram assinados. Muito bem. Agora vamos para a tarefa 2, que é obter a versão do assembly atual. Nós fazemos isso, podemos acessar o assembly que já foi declarado aqui em cima.</text:p>
      <text:p text:style-name="P5">Vamos acessar essa variável assembly e vamos pegar a versão. Vou digitar aqui versão ou version. Mas você não vai encontrar a versão do assembly, olha só que interessante. Como que a gente faz para obter a versão do assembly? Para a gente pegar a versão é necessário primeiro obter a identidade do assembly.</text:p>
      <text:p text:style-name="P5">Então vamos colocar aqui obter a identidade do assembly primeiro. E essa identidade é acessada através da variável assembly. Nós vamos pegar o nome. Vamos colocar aqui “name”. Quando eu digito name, aparece aqui para mim uma opção que é um método “GetName”. O que tem nesse método GetName? Vamos ver aqui.</text:p>
      <text:p text:style-name="P5">O método GetName, como nós podemos ver, ele obtém aqui uma nova classe, que é o AssemblyName para este Assembly. O AssemblyName, apesar aqui desse nome parecer que você vai pegar o texto contendo o nome, na verdade, o AssemblyName é a identidade do Assembly. O que é identidade? Ele não contém apenas o texto do nome, mas também a versão, a cultura e outras informações.</text:p>
      <text:p text:style-name="P5">Então vamos armazenar esse valor aqui do GetName numa variável, que vamos chamar de identidadeAssembly. E a partir dela, aí sim, a gente pode acessar a versão do assembly. Vamos colocar, então, aqui “Console.WriteLine”. Vamos colocar aqui, “(versão:)”. E eu vou colocar como parâmetro a nossa “identidadeAssembly”. E aí sim, eu vou acessar a versão.</text:p>
      <text:p text:style-name="P5">Olha só, versão já está disponível aqui na identidade do assembly. E a versão ela tem algumas partes, como nós já aprendemos. A gente vai rodar a aplicação para ver se a gente consegue visualizar essas partes. Olha aí, “versão 1.0.0.0”. Então nós temos a versão que é chamada, esse trecho é chamado de versão major, versão maior, versão grande, depois a versão minor ou a versão pequena, depois nós temos o release e o número, que é o build.</text:p>
      <text:p text:style-name="P5">Então o que a gente pode fazer aqui é a quebrar essa versão em partes menores. Então vamos pegar os detalhes da versão, por exemplo versão major, “versão Major:” e o parâmetro 0, que é “identidadeAssembly.Version.Major”. Aí está versão major. E vamos rodar a aplicação: Versão major 1.</text:p>
      <text:p text:style-name="P5"><text:soft-page-break/>Vou fazer a mesma coisa para a versão minor. “Console.WriteLine(Versão Minor: {0}, identidadeAssembly.Version.Minor)”. Então, versão minor. A gente vai rodar de novo. E aí está, Versão Major, Versão Minor, 1 e 0. Vamos continuar, então.</text:p>
      <text:p text:style-name="P5">Agora que nós já sabemos a identidade do nosso assembly, o que a gente vai fazer é, na tarefa 3, descobrir se o assembly atual está no Global Assembly Cache, o cache de assembly global. Esse cache é usado para você armazenar alguns assemblys que podem ser utilizados por qualquer aplicação que esteja rodando no seu sistema, porque você não precisa ter uma cópia de assembly em cada pasta de cada projeto, de cada programa.</text:p>
      <text:p text:style-name="P5">Esse assembly global pode centralizar os seus assemblys para uso geral a partir de outros programas na sua máquina. Então a gente vai aqui obter essa informação. Vamos colocar “Console.WriteLine(“Está no Global Assembly Cache?”) Sim ou não? A gente vai colocar o parâmetro aqui que é o zero. E eu vou, no parâmetro, eu vou quebrar uma linha e vou colocar aqui “assembly”, que é a minha variável.</text:p>
      <text:p text:style-name="P5">E tem uma propriedade bastante significativa que é “GlobalAssemblyCache”. Essa propriedade é booleana, ela é verdadeiro ou falso, vai retornar aqui a resposta para minha pergunta. Vou rodar a aplicação. “Está no Global Assembly Cache? False” (não está). Então vamos continuar e a próxima tarefa aqui é descobrir todos os módulos, tipos e membros deste assembly.</text:p>
      <text:p text:style-name="P5">Então a gente vai fazer uma varredura, vamos percorrer todos esses objetos, para saber as informações. Então vamos começar aqui com uma instrução com laço foreach. Vamos fazer uma varredura para descobrir, em primeiro lugar, o que a tarefa tá pedindo, que são os módulos. Então esses módulos eu vou chamar aqui na minha instrução foreach, essa variável vai se chamar módulo.</text:p>
      <text:p text:style-name="P5">Então, para cada módulo dentro da minha coleção e essa coleção ela vai ser obtida, a coleção de módulos para ser obtida a partir do meu assembly. Então aqui a gente já começa a utilizar o reflection. Vamos fazer o programa olhar para dentro de si mesmo. Olha só que interessante.</text:p>
      <text:p text:style-name="P5">Então, para cada módulo dentro dos módulos do assembly, módulos da sempre é assembly.GetModules ou get modules, como a gente pode vir aqui. Esse método retorna os módulos. E para cada módulo do assembly eu vou imprimir no console o nome do módulo, com o parâmetro que é o nome do módulo, que é modulo. E eu vou rodar a aplicação com “F5”. Vamos ver o resultado.</text:p>
      <text:p text:style-name="P5">Olha só, só tem um módulo que é “Programa05.dll”. Agora vamos para o próximo nível que são os tipos. Olha só, a tarefa pede para trazer os tipos. O que são os tipos? Os tipos podem ser, geralmente eles são classes, mas também podem ser interfaces e também podem ser estruturas, os chamados structs. Então a gente vai quebrar uma linha aqui e vamos fazer uma nova varredura.</text:p>
      <text:p text:style-name="P5">Então, se eu tenho um módulo, se eu tenho módulos dentro de um assembly, eu tenho tipos dentro de um módulo. Vamos varrer, então, com uma instrução foreach. Novamente, para cada tipo dentro dos tipos do módulo. Então vamos acessar o modulo.Types, na verdade esses tipos são obtidos pelo método GetTypes. GetTypes vai me trazer uma coleção de tipos. E nós vamos imprimir no console, com <text:soft-page-break/>“Console.WriteLine(Tipo:)”. E vamos colocar aqui o parâmetro zero, que é o nome do tipo, vamos colocar aqui simplesmente “tipo”. E vamos rodar a aplicação.</text:p>
      <text:p text:style-name="P5">E aí está, temos um módulo e abaixo dele temos os tipos, temos o programa, que é a nossa classe padrão de toda a aplicação console, e temos outros três tipos, que são carrinho cliente, item carrinho e esse carrinho cliente, esse outro tipo aqui, que é gerado pelo freemarker. Muito bem. Então a gente vai parar a aplicação e vamos acertar essa indentação aqui, essa estrutura aqui vai ter que ser movida um pouco para direita.</text:p>
      <text:p text:style-name="P5">A gente pode fazer isso tabulando aqui simplesmente aqui no console. Então aqui onde nós temos “Console.WriteLine(Tipo)” eu vou inserir um símbolo de Tab, de tabulação. Eu vou colocar aqui barra invertida, “t” minúsculo. Vamos rodar de novo. Agora sim, ele já indentou para mim.</text:p>
      <text:p text:style-name="P5">E agora, continuando, vamos pegar a próxima informação, que é de membros, membros do assembly. Então vamos fazer uma nova varredura depois de cada tipo, nós vamos pegar os membros de cada tipo. Então, para cada membro dentro da coleção de membros do tipo, que é dado pela propriedade GetMembers, que nós já conhecemos antes. Então, “tipo.GetMembers”. E nós varremos essa coleção e vamos imprimir, então, o nome do membro. Vamos colocar aqui...</text:p>
      <text:p text:style-name="P5">Aqui eu já tinha colocado um símbolo de tabulação e vou colocar dois para eu melhorar a estrutura, deixar ele mais fácil de ser visualizado. Então, tem dois símbolos de Tab aqui, de tabulação, e vou colocar aqui um texto, “Membro:”, e colocar o parâmetro de índice zero, que é o nome do membro. E vou rodar aplicação para a gente ver agora os membros. Agora ele carregou bastante coisa na tela. Olha só.</text:p>
      <text:p text:style-name="P5">Então o programa tem alguns métodos, como ToString, Equals, GetHashCode, GetType também. Então esses membros aqui nós podemos perceber que eles estão vindo não da classe que nós criamos, não do nosso código, mas eles são herdados lá do código da classe-base, que é a classe Object.</text:p>
      <text:p text:style-name="P5">E mais aqui para baixo, nós temos outro tipo que é o carrinho cliente e nós temos algumas informações interessantes, como esse get_ClienteId e o set_ClienteId. Isso nós já vimos também, quando nós temos esse prefixo get_ ou set_ nós sabemos que são os acessadores ou assessores, que são os getters e setters de cada propriedade.</text:p>
      <text:p text:style-name="P5">Então, para cada propriedade, como, por exemplo, ClienteId, ele gera dois métodos, um para obter e outro para gravar informações. Então a gente pode colocar ainda mais informações aqui sobre esses membros para dizer, por exemplo, qual é o tipo deles. Porque um membro ele pode ser uma propriedade, como o ClienteId, que nós estamos vendo aqui, mas ele pode também ser um construtor, ele pode ser um método, ele pode ser um campo.</text:p>
      <text:p text:style-name="P5">Então a gente pode obter essa informação a partir do tipo do membro. Então vamos colocar, vamos adicionar essa informação adicional. Depois do “Membro: {0}”, eu vou colocar um espaço aqui e, entre parênteses, vou colocar um novo parâmetro com índice 1. E lá no final, depois do membro, eu vou acessar o tipo do membro, que é dado pela propriedade “memberType”. Então, “, membro.MemberType” e vou rodar de novo aplicação.</text:p>
      <text:p text:style-name="P5"><text:soft-page-break/>Agora sim, nós temos vários tipos de membros diferentes. Temos aqui, por exemplo, ClienteId, get_ClientId, set_ClienteId, que são métodos. Eles são métodos que no final vão fazer parte de uma propriedade. E esse ClienteId, nós podemos ver aqui embaixo, ele está sendo repetido, mas dessa vez como uma propriedade e não como um método.</text:p>
      <text:p text:style-name="P5">Nós temos também construtores, temos aqui um construtor ctor, esse construtor vazio. Temos também um construtor que recebe uma string e um construtor que recebe um objeto do tipo CarrinhoCliente. Então olha como esse CarrinhoCliente é completamente qualificado. Porque nós temos aqui o nome do “assembly.”, a pasta, que no caso é “modelo”, e o nome da classe “CarrinhoCliente”. E nós temos também diversos outros métodos que são utilizados por essas classes CarrinhoCliente e ItemCarrinho.</text:p>
      <text:p text:style-name="P5">Então, nós aprendemos aqui a descobrir objetos que estão dentro de um assembly, utilizando o recurso de reflection, que faz com que o código olhe para dentro de si mesmo e descubra informações.</text:p>
      <text:p text:style-name="Standard"><text:tab/><text:tab/></text:p>
      <text:p text:style-name="Standard"><text:tab/><text:tab/><text:tab/><text:span text:style-name="T1">Descobrindo Propriedades de Uma Classe</text:span> </text:p>
      <text:p text:style-name="Standard"/>
      <text:p text:style-name="P3">Então, agora nós vamos para outro projeto aqui dentro do Item05, que é o Programa05.1. Lá dentro nós vamos ter a mesma pasta de modelo, contendo os arquivos CarrinhoCliente.cs e o ItemCarrinho.cs. Muito bem. Nesse programa, nós vamos agora trabalhar com as propriedades de uma classe.</text:p>
      <text:p text:style-name="P3">Nós temos a primeira a tarefa, que é obter as propriedades da classe carrinho cliente. Em seguida, a gente vai descobrir se a gente pode utilizar esta propriedade para ler ou escrever, e, depois, saber quais são os nomes dos métodos que fazem o get e o set, a operação de leitura e escrita de cada propriedade. Então, vamos começar aqui pela tarefa 1, que é obter as propriedades desta classe.</text:p>
      <text:p text:style-name="P3">Em primeiro lugar, nós precisamos obter o tipo da classe carrinho cliente. Então a gente faz isso acessando através do operador typeof para obter o tipo. Então, "typeof(CarrinhoCliente)". Eu preciso importar aqui o namespace do carrinho cliente com "CTRL+.", "using Programa05.1.Modelo". Ele já importou para mim o namespace, eu vou armazenar esse tipo aqui da classe em uma variável que eu vou chamar de tipo. Então, "var tipo" é igual a esse tipo que foi obtido da classe.</text:p>
      <text:p text:style-name="P3">Em seguida, eu vou agora obter as propriedades, a coleção das propriedades de uma classe, que é obtida através de getproperties do meu tipo. Então vamos acessar aqui "tipo.GetProperties". Isso vai trazer para mim uma coleção um array de PropertyInfo. Olha só, PropertyInfo que é a classe que armazena as informações de cada propriedade. E nós vamos, então, declarar uma variável aqui, chamada de prop. Essa prop ou <text:soft-page-break/>propriedade vai armazenar, então, a PropertyInfo.</text:p>
      <text:p text:style-name="P3">E vamos então pegar essas propriedades, eu vou mudar o nome dessa variável para propriedades, fica melhor. Então, "propriedades". E, agora sim, eu vou varrer para cada propriedade, eu vou obter as informações e vou fazer isso com a instrução foreach para cada propriedade dentro de propriedades. A gente vai, então, em primeiro lugar, obter o nome da propriedade, vamos imprimir no console, "Console.WriteLine("Propriedade: {0})", e vamos obter o valor, que é "propriedade.Name". E a gente vai rodar a aplicação.</text:p>
      <text:p text:style-name="P3">Então, nós temos no tipo carrinho cliente três propriedades: o Id do cliente, o Id do cliente que fez a compra; aqui uma coleção de itens; e também uma propriedade com o valor total. Agora a gente vai para a tarefa 2 para obter as informações, para descobrir se a gente pode ler ou escrever com essas propriedades.</text:p>
      <text:p text:style-name="P3">Então, aqui dentro do bloco foreach, nós vamos então fazer uma pergunta. Vamos aqui colocar uma condição se nós podemos ler. Então eu vou colocar aqui um texto indicando que nós podemos ler com essa propriedade, ou seja, ela tem um acessador get. Então vamos colocar aqui uma condição "if". E eu tenho que descobrir se a gente pode ler com essa propriedade.</text:p>
      <text:p text:style-name="P3">E a gente pode, então, descobrir essa informação acessando a propriedade e acessando a propriedade que é CanRead, ou seja, em inglês significa pode ler. Então, se pode ler. Vamos colocar, então, aqui dentro do bloco if uma informação pode ler, "("Pode ler")".</text:p>
      <text:p text:style-name="P3">E se a gente pode escrever, a gente vai ter que verificar também. If, se a gente pode escrever, "propriedade.". E para descobrir isso eu tenho que usar o CanWrite. Can write em inglês significa pode escrever. Então vamos mostrar isso na tela também, "Console.WriteLine("Pode escrever")". Vou rodar a aplicação.</text:p>
      <text:p text:style-name="P3">Só que ficou ainda poluído. Vamos melhorar apresentação colocando uma tabulação antes aqui do texto. Então, aqui no pode ler, eu vou começar essa string com "\t". E no pode escrever também, "\t". Vou rodar a aplicação de novo. Agora ficou bem melhor para ler.</text:p>
      <text:p text:style-name="P3">Eu tenho as propriedades ClienteId, Itens e Total. E dá para ver que a gente pode ler e escrever o ClienteId e, também, o Itens dá para ler e escrever. Porém, na propriedade Total só dá para ler, ela não dá para ser escrita. Isso porque a propriedade Total o que ela faz é obter lá na classe. Vamos dar uma olhada aqui na classe carrinho cliente, aqui <text:soft-page-break/>dentro de carrinho cliente, vamos abrir essa classe, a gente pode ver que o total ele é calculado.</text:p>
      <text:p text:style-name="P3">Olha só, tem aqui uma uma sintaxe de expressão, na verdade, isso aqui é um retorno. Ele está dizendo aqui nesta propriedade, esse símbolo aqui é uma sintaxe de expressão, que representa, na verdade, o acessador get, ou seja, ele é leitura. E ele só pode ler, ele tá retornando aqui nesse acessador get o resultado da soma aqui de uma conta que ele faz.</text:p>
      <text:p text:style-name="P3">Ele multiplica a quantidade pelo preço unitário de cada item, e, no final, olha só, ele soma essas as multiplicações para retornar o valor total do carrinho. Ou seja, esse valor é calculado, por isso que nós não temos aqui um acessador set. Não podemos escrever porque esse valor já é calculado pela própria classe.</text:p>
      <text:p text:style-name="P3">E agora a próxima tarefa, que é aqui a tarefa 3, voltando. Tarefa 3: descobrir os seus acessadores getters e setters. E a gente vai fazer isso aqui dentro do bloco if, se eu posso ler. Eu tô mostrando aqui. Eu vou também mostrar o acessador get. E vamos imprimir, então, "Console.WriteLine". E nessa string eu vou colocar mais uma tabulação ainda, então eu vou "\t" duas vezes e vamos colocar aqui o método get, "Método get:" e vem um parâmetro com índice zero, que eu vou passar aqui. Que vai ser o que? Vai ser o método get da variável propriedade.</text:p>
      <text:p text:style-name="P3">Então vamos acessar propriedade e vamos pegar o método get, ou seja, "GetMethod". Get Method vai retornar, então, a informação sobre método. Que informação é essa? É um objeto, olha só, um objeto da classe informação de método ou "MethodInfo". Esse objeto ele tem não só o nome mas também outras informações, como, por exemplo, esse método é público ou não. E a gente acessa o get method da propriedade. Podemos acessar ainda o nome para deixar mais específico, mas também podemos deixar somente Get Method, porque ele vai ser resolvido aqui com... Ele vai obter de qualquer forma o nome desse método.</text:p>
      <text:p text:style-name="P3">E aqui, quando a gente pode escrever, nós temos aqui o "CanWrite", vamos obter também o método de escrita. Vamos imprimir aqui no console uma string começando com duas tabulações e vamos escrever "Método set:" e o parâmetro com índice zero, que vai ser o que? A propriedade que vai ser usada para a gente acessar o método set ou "SetMethod". E vamos pegar também o nome desse método de set.</text:p>
      <text:p text:style-name="P3">Agora a gente vai rodar a aplicação. E como a gente pode ver ele está exibindo o método <text:soft-page-break/>get e o método set para cada uma das propriedades que nós temos. E se a gente trocar, vamos remover aquele nome do final dos métodos get e set, a gente pode pegar ainda mais informações. Olha só, estou removendo aqui, depois do get method, estou removendo o nome, e depois do set method também vou remover o nome.</text:p>
      <text:p text:style-name="P3">Agora eu vou rodar de novo a aplicação. E aí está. Quando eu imprimo o nome, quando imprimo o objeto que vem lá, o objeto Method Info, eu obtenho aqui não somente o nome do método, mas também os parâmetros. No caso aqui, eu não tenho parâmetro nesse método. Esse método ele tem um parâmetro, que é uma string. E nós também temos o tipo de retorno de cada um dos acessadores.</text:p>
      <text:p text:style-name="P4"/>
      <text:p text:style-name="Standard"/>
      <text:p text:style-name="Standard"/>
      <text:p text:style-name="Standard"><text:tab/><text:tab/><text:tab/><text:span text:style-name="T1">Conclusão</text:span> </text:p>
      <text:p text:style-name="Standard"><text:span text:style-name="T2"/></text:p>
      <text:p text:style-name="P1"><text:span text:style-name="T2">Chegamos ao final da parte 10 do nosso curso de certificação 70-483 Programação em C-Sharp. Vamos, então, fazer uma revisão bem rápida das coisas que a gente aprendeu aqui.</text:span></text:p>
      <text:p text:style-name="P5">Nós começamos a ver sobre a criação e aplicação de atributos. Então, nós vimos que os atributos eles são metadados, eles são informações sobre informações, eles são dados sobre dados, que podem ser acrescentados a tipos, como, por exemplo, uma classe ou então a um membro da classe, como um campo ou uma propriedade ou um método.</text:p>
      <text:p text:style-name="P5">Então, a gente aprendeu sobre isso aqui no código, quando o nosso trabalhamos com a classe venda. A classe venda ela possui alguns atributos, que são, por exemplo, o Serializable, que é um atributo de classe, e aqui embaixo o NonSerialized, que é um atributo de campo. Nós aprendemos a utilizar esses dois atributos, que já vêm imbutidos no .NET.</text:p>
      <text:p text:style-name="P5">E aprendemos também a criar atributos novos, declarando duas classes novas, que são o formato resumido e o formato detalhado. Nós aprendemos que esses atributos customizados eles precisam ser declarados aqui como classes, como é o caso de FormatoResumidoAttribute, e esse tipo de classe precisa herdar da classe base atributo.</text:p>
      <text:p text:style-name="P5">Aprendemos, também, que esse tipo de atributo ele precisa ter um formato ou um modo de utilização. No nosso caso, nossos atributos eles são decorados com outro atributo, chamado de AttributeUsage ou utilização do atributo que foi definido com um target, ou um alvo, que é a classe. Ou seja, nós limitamos o uso dele somente a classes. E nós definimos, também, que esse tipo de atributo só pode ser utilizado uma vez, marcando o AllowMultiple como falso.</text:p>
      <text:p text:style-name="P5">E nós vimos, também, como ler atributos. Nós aprendemos a ler os atributos, como, por exemplo, o atributo que foi adicionado à classe de venda, nós fizemos essa leitura aqui no Item2. Então, no Item2 - Ler os atributos, nós abrimos a classe relatório e lá dentro, no momento de fazer a impressão, nós decidimos qual o formato de impressão utilizar através da declaração de uma variável atributo.</text:p>
      <text:p text:style-name="P5"><text:soft-page-break/>Essa variável atributo vai pegar lá dentro do atributo da classe de venda através do método GetCustomAttribute, passando o tipo da classe venda e também o tipo da classe que compõe o atributo. E, no final, nós pegamos a informação desse atributo, acessando a propriedade formato do formato detalhado.</text:p>
      <text:p text:style-name="P5">Nós vimos também, em seguida, como utilizar reflection, que é uma maneira de fazer o código olhar para dentro de si mesmo ou investigar outras classes e outros tipos. Nós vimos, por exemplo, aqui no Item03 (Item03 - Usar reflection). Nós aprendemos aqui na classe programa que é possível em várias tarefas utilizar o reflection para, por exemplo, obter o tipo de um relatório, de uma determinada classe, obter quais são os membros de um relatório, onde os membros são, por exemplo, campo, método e propriedades.</text:p>
      <text:p text:style-name="P5">Aprendemos a modificar o nome de um objeto do nosso relatório via reflection, que pode ser uma maneira alternativa de modificar uma propriedade. Nós aprendemos, também, a descobrir quais são os tipos que fazem parte de um assembly. E aprendemos também a utilizar o LINQ, que são as consultas integradas a linguagem para poder varrer os tipos de um assembly, para poder fazer uma consulta mais enxuta, mais elegante para poder utilizar reflection.</text:p>
      <text:p text:style-name="P5">E, continuando, nós fomos lá para o Item04, que é gerar o código em tempo de execução. Então, nós aprendemos a fazer um programinha aqui no Item04 geração de código. E esse programa cria aqui um namespace chamado recursos humanos e lá dentro ele declara uma classe funcionário com alguns campos, nome e salário, e também o construtor. Então nós utilizamos aqui através da geração de código, chamado CodeDOM, ou objetos do modelo de código do dot net, para a gente poder declarar vários tipos de objetos, para poder montar cada parte desse código aqui, o código do namespace recursos humanos.</text:p>
      <text:p text:style-name="P5">E lá no final, na última parte, a gente aprendeu a utilizar os tipos do namespace System.Reflection. Então, nós já tínhamos visto algumas coisas sobre o reflection. E aprendemos a nos aprofundar nesse nesse tema.</text:p>
      <text:p text:style-name="P5">Aqui no Item05 nós aprendemos a criar um programa que faz uma série de investigações, como, por exemplo, obter qual é a versão do assembly, qual é a versão maior, a versão menor, para descobrir também se um determinado assembly está ou não no cache de assembly global, para descobrir os objetos, que são os módulos, os tipos e, também, os membros desses objetos que estão no assembly.</text:p>
      <text:p text:style-name="P5">Então é isso, espero que vocês tenham gostado do curso. Não deixem de participar do fórum, em caso de sugestões ou dúvidas. Muito obrigado e até a próxim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 Sans" svg:font-family="'Open Sans', sans-serif"/>
    <style:font-face style:name="Source Serif Pro" svg:font-family="'Source Serif Pro', 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M42S</meta:editing-duration>
    <meta:editing-cycles>4</meta:editing-cycles>
    <meta:generator>OpenOffice/4.1.6$Win32 OpenOffice.org_project/416m1$Build-9790</meta:generator>
    <dc:date>2019-11-25T10:31:13.88</dc:date>
    <dc:creator>Caio  Domingues</dc:creator>
    <meta:document-statistic meta:table-count="0" meta:image-count="0" meta:object-count="0" meta:page-count="9" meta:paragraph-count="72" meta:word-count="4372" meta:character-count="25396"/>
    <meta:user-defined meta:name="Info 1"/>
    <meta:user-defined meta:name="Info 2"/>
    <meta:user-defined meta:name="Info 3"/>
    <meta:user-defined meta:name="Info 4"/>
  </office:meta>
</office:document-meta>
</file>